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9.4049in" fo:margin-left="0.0236in" style:page-number="auto" table:align="left"/>
    </style:style>
    <style:style style:name="Table1.A" style:family="table-column">
      <style:table-column-properties style:column-width="4.1222in"/>
    </style:style>
    <style:style style:name="Table1.B" style:family="table-column">
      <style:table-column-properties style:column-width="4.2556in"/>
    </style:style>
    <style:style style:name="Table1.C" style:family="table-column">
      <style:table-column-properties style:column-width="1.0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36pt" officeooo:paragraph-rsid="001ca6fc" style:font-size-asian="36pt" style:font-size-complex="36pt"/>
    </style:style>
    <style:style style:name="P2" style:family="paragraph" style:parent-style-name="Standard">
      <style:text-properties fo:font-size="48pt" officeooo:paragraph-rsid="001fd71c" style:font-size-asian="48pt" style:font-size-complex="48pt"/>
    </style:style>
    <style:style style:name="P3" style:family="paragraph" style:parent-style-name="Standard">
      <style:text-properties fo:font-size="48pt" officeooo:paragraph-rsid="0021f08f" style:font-size-asian="48pt" style:font-size-complex="48pt"/>
    </style:style>
    <style:style style:name="P4" style:family="paragraph" style:parent-style-name="Standard">
      <style:text-properties fo:font-size="48pt" officeooo:rsid="0021f08f" officeooo:paragraph-rsid="0021f08f" style:font-size-asian="48pt" style:font-size-complex="48pt"/>
    </style:style>
    <style:style style:name="P5" style:family="paragraph" style:parent-style-name="Standard">
      <style:text-properties fo:font-size="48pt" officeooo:rsid="001ca6fc" officeooo:paragraph-rsid="001fd71c" style:font-size-asian="48pt" style:font-size-complex="48pt"/>
    </style:style>
    <style:style style:name="P6" style:family="paragraph" style:parent-style-name="Standard">
      <style:text-properties fo:font-size="48pt" officeooo:rsid="001ca6fc" officeooo:paragraph-rsid="002156df" style:font-size-asian="48pt" style:font-size-complex="48pt"/>
    </style:style>
    <style:style style:name="P7" style:family="paragraph" style:parent-style-name="Standard">
      <style:text-properties fo:font-size="48pt" officeooo:rsid="001ca6fc" officeooo:paragraph-rsid="0021f08f" style:font-size-asian="48pt" style:font-size-complex="48pt"/>
    </style:style>
    <style:style style:name="T1" style:family="text">
      <style:text-properties officeooo:rsid="001ca6fc"/>
    </style:style>
    <style:style style:name="T2" style:family="text">
      <style:text-properties officeooo:rsid="002156df"/>
    </style:style>
    <style:style style:name="T3" style:family="text">
      <style:text-properties officeooo:rsid="0022c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63183602240">
          <table:table-cell table:style-name="Table1.A1" office:value-type="string">
            <text:p text:style-name="P5"><text:s/>0 0 0 0<text:tab/><text:tab/>0</text:p>
            <text:p text:style-name="P5"><text:s/>0 0 0 1<text:tab/><text:tab/>1</text:p>
            <text:p text:style-name="P5"><text:s/>0 0 1 0<text:tab/><text:tab/>2</text:p>
            <text:p text:style-name="P5"><text:s/>0 0 1 1<text:tab/><text:tab/>3</text:p>
            <text:p text:style-name="P2"><text:s/><text:span text:style-name="T1">0 1 0 0<text:tab/><text:tab/>4</text:span></text:p>
            <text:p text:style-name="P2"><text:s/><text:span text:style-name="T1">0 1 0 1<text:tab/><text:tab/>5</text:span></text:p>
            <text:p text:style-name="P2"><text:s/><text:span text:style-name="T1">0 1 1 0<text:tab/><text:tab/>6</text:span></text:p>
            <text:p text:style-name="P2"><text:s/><text:span text:style-name="T1">0 1 1 1<text:tab/><text:tab/>7</text:span></text:p>
          </table:table-cell>
          <table:table-cell table:style-name="Table1.A1" office:value-type="string">
            <text:p text:style-name="P6"><text:s/>1 0 0 0<text:tab/><text:tab/></text:p>
            <text:p text:style-name="P6"><text:s/>1 0 0 1<text:tab/><text:tab/></text:p>
            <text:p text:style-name="P2"><text:s/><text:span text:style-name="T1">1 0 1 0<text:tab/><text:tab/>A <text:s/></text:span></text:p>
            <text:p text:style-name="P2"><text:s/><text:span text:style-name="T1">1 0 1 1<text:tab/><text:tab/>B<text:tab/> <text:s/></text:span></text:p>
            <text:p text:style-name="P2"><text:s/><text:span text:style-name="T1">1 1 0 </text:span><text:span text:style-name="T3">0</text:span><text:span text:style-name="T1"><text:tab/><text:tab/>C <text:s/></text:span></text:p>
            <text:p text:style-name="P2"><text:s/><text:span text:style-name="T1">1 1 0 1<text:tab/><text:tab/>D <text:s/></text:span></text:p>
            <text:p text:style-name="P2"><text:s/><text:span text:style-name="T1">1 0 1 1<text:tab/><text:tab/>E <text:s text:c="2"/></text:span></text:p>
            <text:p text:style-name="P2"><text:s/><text:span text:style-name="T1">1 1 1 1<text:tab/><text:tab/>F <text:s text:c="2"/></text:span></text:p>
          </table:table-cell>
          <table:table-cell table:style-name="Table1.A1" office:value-type="string">
            <text:p text:style-name="P4"><text:s/>8</text:p>
            <text:p text:style-name="P4"><text:s/>9</text:p>
            <text:p text:style-name="P7">10</text:p>
            <text:p text:style-name="P7">11</text:p>
            <text:p text:style-name="P3"><text:span text:style-name="T2">1</text:span><text:span text:style-name="T1">2</text:span></text:p>
            <text:p text:style-name="P4">13</text:p>
            <text:p text:style-name="P4">14</text:p>
            <text:p text:style-name="P4">1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Untitl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20:33:45.739135769</meta:creation-date>
    <meta:editing-duration>PT14M18S</meta:editing-duration>
    <meta:editing-cycles>6</meta:editing-cycles>
    <meta:generator>LibreOffice/7.3.5.2$Linux_X86_64 LibreOffice_project/30$Build-2</meta:generator>
    <dc:date>2022-10-14T21:09:47.718027101</dc:date>
    <meta:document-statistic meta:table-count="1" meta:image-count="0" meta:object-count="0" meta:page-count="1" meta:paragraph-count="24" meta:word-count="86" meta:character-count="205" meta:non-whitespace-character-count="92"/>
  </office:meta>
</office:document-meta>
</file>